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Plantagenet Cherokee" svg:font-family="'Plantagenet Cherokee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eiryo" svg:font-family="Meiry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f99" officeooo:paragraph-rsid="001c6f99"/>
    </style:style>
    <style:style style:name="P2" style:family="paragraph" style:parent-style-name="Standard">
      <style:text-properties style:font-name="Tahoma" officeooo:rsid="001c6f99" officeooo:paragraph-rsid="001c6f99"/>
    </style:style>
    <style:style style:name="P3" style:family="paragraph" style:parent-style-name="Standard">
      <style:text-properties style:font-name="Tahoma" fo:font-size="12pt" officeooo:rsid="00254153" officeooo:paragraph-rsid="00254153" style:font-size-asian="12pt" style:font-size-complex="12pt"/>
    </style:style>
    <style:style style:name="P4" style:family="paragraph" style:parent-style-name="Heading_20_1">
      <style:paragraph-properties fo:text-align="center" style:justify-single-word="false"/>
      <style:text-properties officeooo:rsid="002fcf67" officeooo:paragraph-rsid="002fcf67"/>
    </style:style>
    <style:style style:name="P5" style:family="paragraph" style:parent-style-name="Heading_20_2">
      <style:text-properties style:font-name="Liberation Sans" fo:font-size="14pt" fo:font-weight="normal" officeooo:rsid="00254153" officeooo:paragraph-rsid="0031eeaf" style:font-size-asian="14pt" style:font-weight-asian="normal" style:font-size-complex="14pt" style:font-weight-complex="normal"/>
    </style:style>
    <style:style style:name="P6" style:family="paragraph" style:parent-style-name="Heading_20_2">
      <style:text-properties officeooo:paragraph-rsid="002fcf67"/>
    </style:style>
    <style:style style:name="P7" style:family="paragraph" style:parent-style-name="Standard">
      <style:text-properties style:font-name="Tahoma" fo:font-size="12pt" fo:font-weight="normal" officeooo:rsid="002b9d97" officeooo:paragraph-rsid="0033742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ahoma" officeooo:rsid="002fcf67" officeooo:paragraph-rsid="002fcf67"/>
    </style:style>
    <style:style style:name="P9" style:family="paragraph" style:parent-style-name="Standard">
      <style:text-properties style:font-name="Tahoma" officeooo:rsid="0031eeaf" officeooo:paragraph-rsid="0031eeaf"/>
    </style:style>
    <style:style style:name="P10" style:family="paragraph" style:parent-style-name="Standard">
      <style:text-properties style:font-name="Tahoma" officeooo:rsid="00328084" officeooo:paragraph-rsid="00337426"/>
    </style:style>
    <style:style style:name="P11" style:family="paragraph" style:parent-style-name="Standard">
      <style:text-properties style:font-name="Tahoma" officeooo:rsid="00337426" officeooo:paragraph-rsid="00337426"/>
    </style:style>
    <style:style style:name="P12" style:family="paragraph" style:parent-style-name="Standard">
      <style:text-properties style:font-name="Tahoma" officeooo:rsid="00337426" officeooo:paragraph-rsid="0033ea9a"/>
    </style:style>
    <style:style style:name="P13" style:family="paragraph" style:parent-style-name="Standard" style:list-style-name="L5">
      <style:text-properties style:font-name="Tahoma" officeooo:rsid="0033ea9a" officeooo:paragraph-rsid="0033ea9a"/>
    </style:style>
    <style:style style:name="P14" style:family="paragraph" style:parent-style-name="Standard">
      <style:text-properties style:font-name="Tahoma" officeooo:rsid="0033ea9a" officeooo:paragraph-rsid="0033ea9a"/>
    </style:style>
    <style:style style:name="P15" style:family="paragraph" style:parent-style-name="Standard" style:list-style-name="L6">
      <style:text-properties style:font-name="Tahoma" officeooo:rsid="0033ea9a" officeooo:paragraph-rsid="0033ea9a"/>
    </style:style>
    <style:style style:name="P16" style:family="paragraph" style:parent-style-name="Standard" style:list-style-name="L7">
      <style:text-properties style:font-name="Tahoma" officeooo:rsid="0033ea9a" officeooo:paragraph-rsid="0033ea9a"/>
    </style:style>
    <style:style style:name="P17" style:family="paragraph" style:parent-style-name="Standard" style:list-style-name="L7">
      <style:text-properties style:font-name="Tahoma" officeooo:rsid="003475bd" officeooo:paragraph-rsid="003475bd"/>
    </style:style>
    <style:style style:name="P18" style:family="paragraph" style:parent-style-name="Standard" style:list-style-name="L8">
      <style:text-properties style:font-name="Tahoma" officeooo:rsid="003654f9" officeooo:paragraph-rsid="003654f9"/>
    </style:style>
    <style:style style:name="P19" style:family="paragraph" style:parent-style-name="Standard" style:list-style-name="L6">
      <style:text-properties style:font-name="Tahoma" officeooo:rsid="00372fdc" officeooo:paragraph-rsid="00372fdc"/>
    </style:style>
    <style:style style:name="P20" style:family="paragraph" style:parent-style-name="Standard">
      <style:text-properties style:font-name="Tahoma" officeooo:rsid="00372fdc" officeooo:paragraph-rsid="00372fdc"/>
    </style:style>
    <style:style style:name="P21" style:family="paragraph" style:parent-style-name="Standard" style:list-style-name="L8">
      <style:text-properties style:font-name="Tahoma" officeooo:rsid="00372fdc" officeooo:paragraph-rsid="00372fdc"/>
    </style:style>
    <style:style style:name="P22" style:family="paragraph" style:parent-style-name="Standard">
      <style:text-properties style:font-name="Tahoma" officeooo:rsid="00372fdc" officeooo:paragraph-rsid="00386abe"/>
    </style:style>
    <style:style style:name="P23" style:family="paragraph" style:parent-style-name="Standard">
      <style:text-properties fo:font-size="12pt" officeooo:rsid="00372fdc" officeooo:paragraph-rsid="00372fdc" style:font-size-asian="12pt" style:font-size-complex="12pt"/>
    </style:style>
    <style:style style:name="P24" style:family="paragraph" style:parent-style-name="Standard">
      <style:text-properties fo:font-size="12pt" officeooo:paragraph-rsid="001d144f" style:font-size-asian="10.5pt" style:font-size-complex="12pt"/>
    </style:style>
    <style:style style:name="P25" style:family="paragraph" style:parent-style-name="Standard">
      <style:text-properties officeooo:paragraph-rsid="0033ea9a"/>
    </style:style>
    <style:style style:name="P26" style:family="paragraph" style:parent-style-name="Standard" style:list-style-name="L2">
      <style:text-properties officeooo:paragraph-rsid="0033ea9a"/>
    </style:style>
    <style:style style:name="P27" style:family="paragraph" style:parent-style-name="Standard" style:list-style-name="L3">
      <style:text-properties officeooo:paragraph-rsid="0033ea9a"/>
    </style:style>
    <style:style style:name="P28" style:family="paragraph" style:parent-style-name="Standard" style:list-style-name="L3">
      <style:text-properties officeooo:paragraph-rsid="00337426"/>
    </style:style>
    <style:style style:name="P29" style:family="paragraph" style:parent-style-name="Standard">
      <style:text-properties style:font-name="Tahoma" officeooo:rsid="00386abe" officeooo:paragraph-rsid="00386ab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86abe" style:font-size-asian="12pt" style:font-weight-asian="normal" style:font-size-complex="12pt" style:font-weight-complex="normal"/>
    </style:style>
    <style:style style:name="T3" style:family="text">
      <style:text-properties style:font-name="Tahoma" officeooo:rsid="00328084"/>
    </style:style>
    <style:style style:name="T4" style:family="text">
      <style:text-properties style:font-name="Tahoma" officeooo:rsid="0032c371"/>
    </style:style>
    <style:style style:name="T5" style:family="text">
      <style:text-properties style:font-name="Tahoma" officeooo:rsid="00337426"/>
    </style:style>
    <style:style style:name="T6" style:family="text">
      <style:text-properties style:font-name="Tahoma" officeooo:rsid="0033ea9a"/>
    </style:style>
    <style:style style:name="T7" style:family="text">
      <style:text-properties style:font-name="Tahoma" fo:font-weight="normal" style:font-weight-asian="normal" style:font-weight-complex="normal"/>
    </style:style>
    <style:style style:name="T8" style:family="text">
      <style:text-properties style:font-name="Tahoma" fo:font-weight="normal" officeooo:rsid="00328084" style:font-weight-asian="normal" style:font-weight-complex="normal"/>
    </style:style>
    <style:style style:name="T9" style:family="text">
      <style:text-properties officeooo:rsid="002fe57e"/>
    </style:style>
    <style:style style:name="T10" style:family="text">
      <style:text-properties officeooo:rsid="0031eeaf"/>
    </style:style>
    <style:style style:name="T11" style:family="text">
      <style:text-properties fo:font-size="14pt" fo:font-weight="normal" officeooo:rsid="002fcf67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31eeaf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372fdc" style:font-size-asian="14pt" style:font-weight-asian="normal" style:font-size-complex="14pt" style:font-weight-complex="normal"/>
    </style:style>
    <style:style style:name="T14" style:family="text">
      <style:text-properties officeooo:rsid="003475bd"/>
    </style:style>
    <style:style style:name="T15" style:family="text">
      <style:text-properties officeooo:rsid="00372fdc"/>
    </style:style>
    <style:style style:name="T16" style:family="text">
      <style:text-properties officeooo:rsid="0038540d"/>
    </style:style>
    <style:style style:name="T17" style:family="text">
      <style:text-properties officeooo:rsid="0039102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<text:span text:style-name="T10">estausdokumentti</text:span></text:h>
      <text:p text:style-name="P1"/>
      <text:p text:style-name="P2"/>
      <text:h text:style-name="P6" text:outline-level="2"><text:span text:style-name="T11">1. </text:span><text:span text:style-name="T12">Mitä </text:span><text:span text:style-name="T13">ja miten</text:span><text:span text:style-name="T12"> on testattu</text:span></text:h>
      <text:p text:style-name="P23"><text:span text:style-name="T8">T</text:span><text:span text:style-name="T7">ekoälyn pelimenestystä on testattu 1000 kierroksen peleillä joita on toistettu 5 kertaa ja otettu keskiarvo kaikkien pelissä voitettujen ja hävittyjen erien suhteesta.</text:span></text:p>
      <text:p text:style-name="P23"><text:span text:style-name="T7"/></text:p>
      <text:p text:style-name="P25"><text:span text:style-name="T5">1.) </text:span><text:span text:style-name="T3">Yleinen ohjelman tehokkuus:</text:span></text:p>
      <text:list xml:id="list1061140549252517573" text:style-name="L2">
        <text:list-item>
          <text:p text:style-name="P26"><text:span text:style-name="T3">1 000 000 kierrosta ai vs ai peliä </text:span><text:span text:style-name="T6">(molemmilla 3 strategiaa käytössä) </text:span><text:span text:style-name="T3">suoriutui </text:span><text:span text:style-name="T4">keskimäärin noin</text:span><text:span text:style-name="T3"> 900:ssa millisekunnissa.</text:span></text:p>
        </text:list-item>
      </text:list>
      <text:p text:style-name="P10"/>
      <text:p text:style-name="P12">2.) Algoritmien kykyä pelata toisiaan vastaan ilman metastrategioita:</text:p>
      <text:list xml:id="list6942414469958788619" text:style-name="L3">
        <text:list-item>
          <text:p text:style-name="P27"><text:span text:style-name="T5">MarkovFirst voittaa 60% MarkovSecond:iä vastaan pelatuista kierroksista.</text:span></text:p>
        </text:list-item>
        <text:list-item>
          <text:p text:style-name="P28"><text:span text:style-name="T5">MarkovSecond voittaa 100% StupidAi:ta vastaan pelatuista kierroksista.</text:span></text:p>
        </text:list-item>
        <text:list-item>
          <text:p text:style-name="P28"><text:span text:style-name="T5">Muut algoritmit olivat tasavahvuisia keskenään.</text:span></text:p>
        </text:list-item>
      </text:list>
      <text:p text:style-name="P8"><text:tab/></text:p>
      <text:p text:style-name="P11">3.) Metastrategioiden määrän vaikutus pelimenestykseen toista tekoälyä vastaan:</text:p>
      <text:list xml:id="list7344192534967717041" text:style-name="L5">
        <text:list-item>
          <text:p text:style-name="P13">Yleisesti ottaen suurempi määrä metastrategioita antaa suuremman todennäköisyyden voittaa pelin</text:p>
        </text:list-item>
        <text:list-item>
          <text:p text:style-name="P13">1 vs 4-6 metastrategiaa häviää 100% kierroksista.</text:p>
        </text:list-item>
        <text:list-item>
          <text:p text:style-name="P13">2 vs 5-6 metastrategiaa häviää 80% kierroksista.</text:p>
        </text:list-item>
        <text:list-item>
          <text:p text:style-name="P13">3 vs 4-6 metastrategiaa häviää hieman yli puolet kierroksista.</text:p>
        </text:list-item>
        <text:list-item>
          <text:p text:style-name="P13">Loput yhdistelmät olivat tasavahvuisia keskenään.</text:p>
        </text:list-item>
      </text:list>
      <text:p text:style-name="P14"/>
      <text:p text:style-name="P14">4.) Decayn vaikutus pelimenestykseen toista tekoälyä vastaan:</text:p>
      <text:list xml:id="list8727989127828262314" text:style-name="L7">
        <text:list-item>
          <text:p text:style-name="P16">Kun kaksi <text:span text:style-name="T14">identtistä</text:span> tekoälyä pelaa keskenään <text:span text:style-name="T14">yhdellä metastrategialla</text:span>, decay:tä käyttävä häviää <text:span text:style-name="T14">noin</text:span> 55% kierroksista.</text:p>
        </text:list-item>
        <text:list-item>
          <text:p text:style-name="P17">Kun kaksi identtistä tekoälyä pelaa keskenään kuudella metastrategialla, decay:tä käyttävä voittaa noin 55% kierroksista</text:p>
        </text:list-item>
        <text:list-item>
          <text:p text:style-name="P17">Johtopäätöksenä voidaan todeta, että decay:n käyttäminen tuo etua kun käytetään monta metastrategiaa.</text:p>
        </text:list-item>
      </text:list>
      <text:p text:style-name="P14"/>
      <text:p text:style-name="P14">5.) Eri algoritmiyhdistelmien pelimenestys ihmispelaajaa vastaan</text:p>
      <text:list xml:id="list435822252847452926" text:style-name="L8">
        <text:list-item>
          <text:p text:style-name="P18">Automatisoitu testaus vaikeaa, koska tekoälyn ensimmäiset siirrot ovat satunnaisia ja <text:span text:style-name="T15">voivat</text:span> vaikuttavat pelin lopputulokseen yllättävän paljon.</text:p>
        </text:list-item>
        <text:list-item>
          <text:p text:style-name="P21">Tällä hetkellä TestPlayer <text:span text:style-name="T16">(pelaa vanhoja pelejä automaattisesti)</text:span> voittaa lähes aina tekoälyn tietyllä valintayhdistelmällä. <text:span text:style-name="T16">Ilmeisesti yksikään strategia ei vielä havaitse toistuvia kuvioita tarpeeksi tehokkaasti.</text:span></text:p>
        </text:list-item>
        <text:list-item>
          <text:p text:style-name="P18">MarkovFirst ja MarkovSecond yhdistelmää käyttävä tekoäly voittaa noin 60% itseäni vastaan pelatuista kierroksista ja 70% testihenkilöä vastaan pelatuista kierroksista.</text:p>
        </text:list-item>
        <text:list-item>
          <text:p text:style-name="P18">Yleensä kaikkien kuuden metastrategian käyttö on turhaa ja jopa haitallista, koska tekoäly voi “huomata” että pelaaja:lla olisi jokin monimutkainen strategia käytössä, vaikka todellisuudessa tätä ei olisi tapahtunut. Tällöin eri metastrategioiden välinen vaihtelu voi tuottaa <text:span text:style-name="T15">epäloogisia</text:span> valintoja pelaajan näkökulmasta.</text:p>
        </text:list-item>
      </text:list>
      <text:p text:style-name="P14"/>
      <text:p text:style-name="P14"/>
      <text:p text:style-name="P14"/>
      <text:p text:style-name="P14"><text:soft-page-break/><text:span text:style-name="T15">6</text:span>.) Yksikkötestausta:</text:p>
      <text:list xml:id="list8444874925859816675" text:style-name="L6">
        <text:list-item>
          <text:p text:style-name="P15">Testattu että markovin malleihin perustuvat algoritmit antavat aina todennäköisimmän valinnan.</text:p>
        </text:list-item>
        <text:list-item>
          <text:p text:style-name="P19">Peli toimii oikein: tarkistaa pelaajien kädet ja päivittää tulokset.</text:p>
        </text:list-item>
        <text:list-item>
          <text:p text:style-name="P19">StrategyHandler pisteyttää strategiat viime kierroksen tulosten perusteella ja osaa valita parhaiten menestyneen metastrategian ehdotuksen.</text:p>
        </text:list-item>
      </text:list>
      <text:p text:style-name="P7"/>
      <text:p text:style-name="P3"/>
      <text:h text:style-name="P5" text:outline-level="2"><text:span text:style-name="T9">3</text:span>. <text:span text:style-name="T10">Miten testit voidaan toistaa</text:span></text:h>
      <text:p text:style-name="P20"><text:span text:style-name="T1">Tekoäly vs Tekoäly-testien toisto vaatii Game-luokassa kahden StrategyHandlerin luomisen, tarvittavien parametrien käytön ja tarvittavien algoritmien lisäyksen StrategyHandleriin.</text:span></text:p>
      <text:p text:style-name="P22"><text:span text:style-name="T1">Jos haluat </text:span><text:span text:style-name="T2">testata itse tekoälyä, niin Game-luokassa täytyy lukea “p1 = new Player();” ja “p2 = new StrategyHandler(2, metastrategioiden_määrä, 0.95, onkoDecayPäällä);” sekä lisätä tarvittavat algoritmit p2:lle käsin. Tämän voisi tehdä valikkojen kautta tulevaisuudessa.</text:span></text:p>
      <text:h text:style-name="P5" text:outline-level="2"><text:span text:style-name="T10">4. Tilastoja</text:span></text:h>
      <text:p text:style-name="P9"/>
      <text:p text:style-name="P9"><draw:frame draw:style-name="fr1" draw:name="Objekti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Taulukossa tulokset eri metastrategioiden vaikutuksesta voittoprosenttiin kun käytössä on yksi algoritmi. Alhaalla on “pelaajan” metastrategioiden määrä, palkeissa on voittoprosentti eri metastrategioiden määrää vastaan. <text:span text:style-name="T17">Esim “4 meta”-kohdasta nähdään kuinka 4 vs 1 metastrategia voittaa aina, koska neljäs metastrategia olettaa, että vastustaja käyttää samaa algoritmia pelaajaa vastaan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Plantagenet Cherokee" svg:font-family="'Plantagenet Cherokee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eiryo" svg:font-family="Meiry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8:01:00.860000000</meta:creation-date>
    <dc:date>2015-02-13T16:16:09.416000000</dc:date>
    <meta:editing-duration>P1DT9H14M22S</meta:editing-duration>
    <meta:editing-cycles>16</meta:editing-cycles>
    <meta:generator>LibreOffice/4.2.7.2$Windows_x86 LibreOffice_project/933c0aa564ec4f8883ed5732c866db48dca4dac5</meta:generator>
    <meta:document-statistic meta:table-count="0" meta:image-count="0" meta:object-count="1" meta:page-count="2" meta:paragraph-count="34" meta:word-count="428" meta:character-count="3536" meta:non-whitespace-character-count="31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186cm" svg:y="2.955cm" style:legend-expansion="high" chart:style-name="ch2"/>
        <chart:plot-area chart:style-name="ch3" chart:data-source-has-labels="both" svg:x="0.319cm" svg:y="0.179cm" svg:width="13.548cm" svg:height="8.641cm">
          <chartooo:coordinate-region svg:x="1.443cm" svg:y="0.379cm" svg:width="12.424cm" svg:height="7.79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eta</text:p>
              </table:table-cell>
              <table:table-cell office:value-type="string">
                <text:p>2 meta</text:p>
              </table:table-cell>
              <table:table-cell office:value-type="string">
                <text:p>3 meta</text:p>
              </table:table-cell>
              <table:table-cell office:value-type="string">
                <text:p>4 meta</text:p>
              </table:table-cell>
              <table:table-cell office:value-type="string">
                <text:p>5 meta</text:p>
              </table:table-cell>
              <table:table-cell office:value-type="string">
                <text:p>6 meta</text:p>
              </table:table-cell>
            </table:table-row>
          </table:table-header-rows>
          <table:table-rows>
            <table:table-row>
              <table:table-cell office:value-type="string">
                <text:p>1 meta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meta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 meta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 meta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 meta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 meta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Windows_x86 LibreOffice_project/933c0aa564ec4f8883ed5732c866db48dca4dac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